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ade" officeooo:paragraph-rsid="0000bade"/>
    </style:style>
    <style:style style:name="P2" style:family="paragraph" style:parent-style-name="Standard">
      <style:paragraph-properties fo:text-align="center" style:justify-single-word="false"/>
      <style:text-properties fo:font-size="18pt" officeooo:rsid="0000bade" officeooo:paragraph-rsid="0000bad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prueba 1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4-17T16:16:28.179000000</dc:date>
    <meta:editing-duration>PT1M13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</office:meta>
</office:document-meta>
</file>